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e7c9" officeooo:paragraph-rsid="000ae7c9"/>
    </style:style>
    <style:style style:name="P2" style:family="paragraph" style:parent-style-name="Standard" style:list-style-name="L1">
      <style:text-properties officeooo:rsid="000ae7c9" officeooo:paragraph-rsid="000ae7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yhǎdávanie informácii</text:p>
      <text:p text:style-name="P1"/>
      <text:p text:style-name="P1">medzidoborová disciplína – zaoberá sa vstahom cloveka a pocítača</text:p>
      <text:p text:style-name="P1"/>
      <text:p text:style-name="P1">činnost ktorej cileom je identifikácia informácii</text:p>
      <text:p text:style-name="P1"/>
      <text:p text:style-name="P1"/>
      <text:p text:style-name="P1">Browsing – prezeranie listovanie</text:p>
      <text:p text:style-name="P1"/>
      <text:list xml:id="list618115484" text:style-name="L1">
        <text:list-item>
          <text:p text:style-name="P2">browsing strateg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11:04:41.477695934</meta:creation-date>
    <dc:date>2019-10-01T11:10:30.435058421</dc:date>
    <meta:editing-duration>PT5M51S</meta:editing-duration>
    <meta:editing-cycles>1</meta:editing-cycles>
    <meta:document-statistic meta:table-count="0" meta:image-count="0" meta:object-count="0" meta:page-count="1" meta:paragraph-count="5" meta:word-count="22" meta:character-count="185" meta:non-whitespace-character-count="167"/>
    <meta:generator>LibreOffice/6.2.6.2$Linux_X86_64 LibreOffice_project/20$Build-2</meta:generator>
  </office:meta>
</office:document-meta>
</file>